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 style:list-style-name="">
      <style:paragraph-properties fo:margin-left="0cm" fo:margin-right="0cm" fo:text-indent="0cm" style:auto-text-indent="false"/>
      <style:text-properties officeooo:paragraph-rsid="001b5d30"/>
    </style:style>
    <style:style style:name="P4" style:family="paragraph" style:parent-style-name="Heading_20_1" style:list-style-name="">
      <style:text-properties officeooo:paragraph-rsid="001b5d30"/>
    </style:style>
    <style:style style:name="P5" style:family="paragraph" style:parent-style-name="Heading_20_1" style:list-style-name="WWNum1">
      <style:text-properties officeooo:paragraph-rsid="001b5d30"/>
    </style:style>
    <style:style style:name="P6" style:family="paragraph" style:parent-style-name="Heading_20_1" style:list-style-name="WWNum1">
      <style:paragraph-properties fo:break-before="page"/>
      <style:text-properties officeooo:paragraph-rsid="001b5d30"/>
    </style:style>
    <style:style style:name="P7" style:family="paragraph" style:parent-style-name="Heading_20_1">
      <style:paragraph-properties fo:break-before="page"/>
      <style:text-properties officeooo:paragraph-rsid="001b5d30"/>
    </style:style>
    <style:style style:name="P8" style:family="paragraph" style:parent-style-name="Heading_20_1">
      <style:text-properties officeooo:paragraph-rsid="001b5d30"/>
    </style:style>
    <style:style style:name="P9" style:family="paragraph" style:parent-style-name="Heading_20_2" style:list-style-name="WWNum1">
      <style:text-properties officeooo:paragraph-rsid="001b5d30"/>
    </style:style>
    <style:style style:name="P10" style:family="paragraph" style:parent-style-name="Heading_20_2">
      <style:text-properties officeooo:paragraph-rsid="001b5d30"/>
    </style:style>
    <style:style style:name="P11" style:family="paragraph" style:parent-style-name="Heading_20_3" style:list-style-name="WWNum1">
      <style:text-properties officeooo:paragraph-rsid="001b5d30"/>
    </style:style>
    <style:style style:name="P12" style:family="paragraph" style:parent-style-name="Heading_20_3">
      <style:text-properties officeooo:paragraph-rsid="001b5d30"/>
    </style:style>
    <style:style style:name="P13" style:family="paragraph" style:parent-style-name="Heading_20_3">
      <style:text-properties fo:language="en" fo:country="GB" officeooo:rsid="001b5d30" officeooo:paragraph-rsid="001b5d30"/>
    </style:style>
    <style:style style:name="P14" style:family="paragraph" style:parent-style-name="Heading_20_3" style:list-style-name="WWNum1">
      <style:text-properties fo:language="en" fo:country="GB" officeooo:rsid="001b5d30" officeooo:paragraph-rsid="001b5d30"/>
    </style:style>
    <style:style style:name="P15" style:family="paragraph" style:parent-style-name="Heading_20_3">
      <style:text-properties fo:language="en" fo:country="GB" officeooo:paragraph-rsid="001b5d30"/>
    </style:style>
    <style:style style:name="P16" style:family="paragraph" style:parent-style-name="Heading_20_3" style:list-style-name="WWNum1">
      <style:text-properties fo:language="en" fo:country="GB" officeooo:paragraph-rsid="001b5d30"/>
    </style:style>
    <style:style style:name="P17" style:family="paragraph" style:parent-style-name="Standard">
      <style:paragraph-properties fo:line-height="115%" fo:text-align="center" style:justify-single-word="false"/>
      <style:text-properties officeooo:paragraph-rsid="001b5d30"/>
    </style:style>
    <style:style style:name="P18" style:family="paragraph" style:parent-style-name="Standard">
      <style:paragraph-properties fo:line-height="100%" fo:text-align="center" style:justify-single-word="false"/>
      <style:text-properties officeooo:paragraph-rsid="001b5d30"/>
    </style:style>
    <style:style style:name="P19" style:family="paragraph" style:parent-style-name="Subtitle">
      <style:paragraph-properties fo:line-height="100%"/>
      <style:text-properties officeooo:paragraph-rsid="001b5d30"/>
    </style:style>
    <style:style style:name="P20" style:family="paragraph" style:parent-style-name="Subtitle">
      <style:text-properties officeooo:rsid="001090ba" officeooo:paragraph-rsid="001b5d30"/>
    </style:style>
    <style:style style:name="P21" style:family="paragraph" style:parent-style-name="Text_20_body">
      <style:text-properties officeooo:rsid="000e4033" officeooo:paragraph-rsid="001b5d30"/>
    </style:style>
    <style:style style:name="P22" style:family="paragraph" style:parent-style-name="Text_20_body">
      <style:text-properties officeooo:paragraph-rsid="001b5d30"/>
    </style:style>
    <style:style style:name="P23" style:family="paragraph" style:parent-style-name="Text_20_body">
      <style:text-properties fo:font-weight="normal" officeooo:paragraph-rsid="001b5d30" style:font-weight-asian="normal" style:font-weight-complex="normal"/>
    </style:style>
    <style:style style:name="P24" style:family="paragraph" style:parent-style-name="Text_20_body">
      <style:text-properties officeooo:rsid="001b5d30" officeooo:paragraph-rsid="001b5d30"/>
    </style:style>
    <style:style style:name="P25" style:family="paragraph" style:parent-style-name="Text_20_body">
      <style:text-properties fo:language="de" fo:country="DE" officeooo:paragraph-rsid="001b5d30"/>
    </style:style>
    <style:style style:name="P26" style:family="paragraph" style:parent-style-name="Title" style:master-page-name="First_20_Page">
      <style:paragraph-properties style:page-number="auto"/>
      <style:text-properties officeooo:rsid="000e4033" officeooo:paragraph-rsid="001b5d30"/>
    </style:style>
    <style:style style:name="T1" style:family="text">
      <style:text-properties fo:color="#000000" loext:opacity="100%" fo:font-size="8pt" fo:font-weight="bold" fo:background-color="transparent" loext:char-shading-value="0" style:font-size-asian="8pt" style:font-weight-asian="bold" style:font-size-complex="8pt" style:font-weight-complex="bold"/>
    </style:style>
    <style:style style:name="T2" style:family="text">
      <style:text-properties fo:language="de" fo:country="DE"/>
    </style:style>
    <style:style style:name="T3" style:family="text">
      <style:text-properties fo:language="de" fo:country="DE" officeooo:rsid="001090ba"/>
    </style:style>
    <style:style style:name="T4" style:family="text">
      <style:text-properties fo:language="de" fo:country="DE" officeooo:rsid="001fbe88"/>
    </style:style>
    <style:style style:name="T5" style:family="text">
      <style:text-properties fo:language="de" fo:country="DE" officeooo:rsid="001b5d30"/>
    </style:style>
    <style:style style:name="T6" style:family="text">
      <style:text-properties style:font-name="Liberation Sans" fo:font-size="18pt" fo:language="de" fo:country="DE" style:font-name-asian="Microsoft YaHei" style:font-size-asian="18pt" style:font-name-complex="Arial1" style:font-size-complex="18pt"/>
    </style:style>
    <style:style style:name="T7" style:family="text">
      <style:text-properties style:font-name="Liberation Sans" fo:font-size="18pt" fo:language="de" fo:country="DE" officeooo:rsid="00499c05" style:font-name-asian="Microsoft YaHei" style:font-size-asian="18pt" style:font-name-complex="Arial1" style:font-size-complex="18pt"/>
    </style:style>
    <style:style style:name="T8" style:family="text">
      <style:text-properties officeooo:rsid="000e4033"/>
    </style:style>
    <style:style style:name="T9" style:family="text">
      <style:text-properties officeooo:rsid="001b5d30"/>
    </style:style>
    <style:style style:name="T10" style:family="text">
      <style:text-properties fo:language="en" fo:country="GB"/>
    </style:style>
    <style:style style:name="T11" style:family="text">
      <style:text-properties fo:language="en" fo:country="GB" officeooo:rsid="001b5d3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41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 loext:marker-style-name="T2"><text:reference-mark-start text:name="Aufgabe"/><text:span text:style-name="T3">A</text:span><text:span text:style-name="T2">ufgabe </text:span><text:span text:style-name="T5">2:Simultane Labyrinthe</text:span><text:reference-mark-end text:name="Aufgabe"/></text:p>
      <text:p text:style-name="P17" loext:marker-style-name="T2"><text:reference-mark-start text:name="TeilnehmerID"/><text:span text:style-name="T7">Teilnahme-ID: </text:span><text:reference-mark-start text:name="ID"/><text:span text:style-name="T7">73504</text:span><text:reference-mark-end text:name="ID"/><text:reference-mark-end text:name="TeilnehmerID"/></text:p>
      <text:p text:style-name="P19" loext:marker-style-name="T2"><text:span text:style-name="T2">Bearbeiter/-innen dieser Aufgabe: </text:span></text:p>
      <text:p text:style-name="P18" loext:marker-style-name="T2"><text:reference-mark-start text:name="Name"/><text:span text:style-name="T6">Jonathan Salomo</text:span><text:reference-mark-end text:name="Name"/></text:p>
      <text:p text:style-name="P20" loext:marker-style-name="T2"><text:span text:style-name="T2"><text:date style:data-style-name="N41" text:date-value="2025-04-19T15:46:59.482000032">19. April 2025</text:date></text:span></text:p>
      <text:table-of-content text:style-name="Sect1" text:protected="true" text:name="Inhaltsverzeichnis1">
        <text:table-of-content-source text:outline-level="9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"><text:a xlink:type="simple" xlink:href="#__RefHeading___Toc2232_4178761632" text:style-name="Index_20_Link" text:visited-style-name="Index_20_Link">Lösungsidee<text:tab/>2</text:a></text:p>
          <text:p text:style-name="P2"><text:a xlink:type="simple" xlink:href="#__RefHeading___Toc3113_1286673537" text:style-name="Index_20_Link" text:visited-style-name="Index_20_Link">Erweiterungen<text:tab/>2</text:a></text:p>
          <text:p text:style-name="P1"><text:a xlink:type="simple" xlink:href="#__RefHeading___Toc2234_4178761632" text:style-name="Index_20_Link" text:visited-style-name="Index_20_Link">Umsetzung<text:tab/>2</text:a></text:p>
          <text:p text:style-name="P2"><text:a xlink:type="simple" xlink:href="#__RefHeading___Toc3121_1286673537" text:style-name="Index_20_Link" text:visited-style-name="Index_20_Link">Erweiterungen<text:tab/>2</text:a></text:p>
          <text:p text:style-name="P1"><text:a xlink:type="simple" xlink:href="#__RefHeading___Toc3125_1286673537" text:style-name="Index_20_Link" text:visited-style-name="Index_20_Link">Laufzeitanalyse<text:tab/>2</text:a></text:p>
          <text:p text:style-name="P2"><text:a xlink:type="simple" xlink:href="#__RefHeading___Toc3131_1286673537" text:style-name="Index_20_Link" text:visited-style-name="Index_20_Link">Erweiterungen<text:tab/>2</text:a></text:p>
          <text:p text:style-name="P1"><text:a xlink:type="simple" xlink:href="#__RefHeading___Toc3135_1286673537" text:style-name="Index_20_Link" text:visited-style-name="Index_20_Link">Speicheranalyse<text:tab/>2</text:a></text:p>
          <text:p text:style-name="P2"><text:a xlink:type="simple" xlink:href="#__RefHeading___Toc3141_1286673537" text:style-name="Index_20_Link" text:visited-style-name="Index_20_Link">Erweiterungen<text:tab/>2</text:a></text:p>
          <text:p text:style-name="P1"><text:a xlink:type="simple" xlink:href="#__RefHeading___Toc626_3532468396" text:style-name="Index_20_Link" text:visited-style-name="Index_20_Link">Beispiele<text:tab/>3</text:a></text:p>
          <text:p text:style-name="P1"><text:a xlink:type="simple" xlink:href="#__RefHeading___Toc2776_622986207" text:style-name="Index_20_Link" text:visited-style-name="Index_20_Link">Quellcode<text:tab/>3</text:a></text:p>
        </text:index-body>
      </text:table-of-content>
      <text:h text:style-name="P3" text:outline-level="1"/>
      <text:h text:style-name="P4" text:outline-level="1"/>
      <text:list xml:id="list2825777496" text:style-name="WWNum1">
        <text:list-item>
          <text:h text:style-name="P7" text:outline-level="1"><text:bookmark-start text:name="__RefHeading___Toc2232_4178761632"/>Lösungsidee<text:bookmark-end text:name="__RefHeading___Toc2232_4178761632"/></text:h>
        </text:list-item>
      </text:list>
      <text:p text:style-name="P22">//<text:span text:style-name="T9">Erkläre wie man die Bewegungen im Labyrinth als Graphen sehen kann </text:span></text:p>
      <text:p text:style-name="P22">- <text:span text:style-name="T9">was ist ein Knoten in diesem Graphen?</text:span></text:p>
      <text:p text:style-name="P22">//<text:span text:style-name="T9">erklähre wie man von einem Punkt im Graphen alle möglichen Kanten bekommen kann (start/end, Pits, standart)</text:span></text:p>
      <text:p text:style-name="P22">//<text:span text:style-name="T9">Erkläre die Eigenschaften dieses Graphen die wir deffienieren können wenn wir uns für den küzesten Weg von einem zu einem andern Punkt im Labyrinth interesieren</text:span></text:p>
      <text:p text:style-name="P22">- <text:span text:style-name="T9">gerichtet</text:span></text:p>
      <text:p text:style-name="P22">- <text:span text:style-name="T9">ohne Kreise</text:span></text:p>
      <text:p text:style-name="P23">//Breadth-first search <text:span text:style-name="T9">mache ich jetzt in diesem Gaphen </text:span></text:p>
      <text:h text:style-name="P10" text:outline-level="2"><text:bookmark-start text:name="__RefHeading___Toc3113_1286673537"/>Erweiterungen<text:bookmark-end text:name="__RefHeading___Toc3113_1286673537"/></text:h>
      <text:h text:style-name="P13" text:outline-level="3">Custom Start/End Positions</text:h>
      <text:p text:style-name="P25"><text:span text:style-name="T9">//Beschreibe die Idee</text:span></text:p>
      <text:p text:style-name="P25"><text:span text:style-name="T9">//Warum ist das Sinnvoll?</text:span></text:p>
      <text:p text:style-name="P25"><text:span text:style-name="T9">//Beschreibe die Schwierigkeit die es sein kann wenn einer das Ziel gefunden hat (direkt wieder umdrehen) (erwähne auch das das hier nur häufiger vorkommt aber sonst auch möglich ist)</text:span></text:p>
      <text:h text:style-name="P13" text:outline-level="3">Custom Pit Leads</text:h>
      <text:p text:style-name="P22">//<text:span text:style-name="T9">Beschreibe die Idee </text:span></text:p>
      <text:p text:style-name="P22">//<text:span text:style-name="T9">Warum ist das sinnvoll?</text:span></text:p>
      <text:p text:style-name="P22">//<text:span text:style-name="T9">Beschreibe die Anpassung die hierfür nötig ist.</text:span></text:p>
      <text:h text:style-name="P15" text:outline-level="3"><text:span text:style-name="T9">Plates</text:span></text:h>
      <text:p text:style-name="Text_20_body">//<text:span text:style-name="T9">Beschreibe die Idee</text:span></text:p>
      <text:p text:style-name="P22">//<text:span text:style-name="T9">Warum ist das sinnvoll?</text:span></text:p>
      <text:p text:style-name="Text_20_body">//<text:span text:style-name="T9">Beschreibe was die Konsequenz dieser Änderung für den Graphen (unterschiedliche Zustände des Labyrinthes in unterschiedlichen Ästen des Baumes)</text:span></text:p>
      <text:list xml:id="list154661437747281" text:continue-numbering="true" text:style-name="WWNum1">
        <text:list-item>
          <text:h text:style-name="P5" text:outline-level="1" loext:marker-style-name="T2"><text:bookmark-start text:name="__RefHeading___Toc2234_4178761632"/><text:span text:style-name="T2">Umsetzung</text:span><text:bookmark-end text:name="__RefHeading___Toc2234_4178761632"/></text:h>
        </text:list-item>
      </text:list>
      <text:p text:style-name="P22" loext:marker-style-name="T2">//<text:span text:style-name="T9">einlesen durch eigene Methode</text:span></text:p>
      <text:p text:style-name="P21" loext:marker-style-name="T2">//<text:span text:style-name="T9">erklähre warum Arrays für die Walls/Pits </text:span></text:p>
      <text:p text:style-name="P21" loext:marker-style-name="T2">//<text:span text:style-name="T9">erklähre wie der Graph gespeichert wird (Frames)</text:span></text:p>
      <text:p text:style-name="P21" loext:marker-style-name="T2"><text:soft-page-break/>//<text:span text:style-name="T9">erklähre warum eine Queue für die Frames</text:span></text:p>
      <text:p text:style-name="P21" loext:marker-style-name="T2">//<text:span text:style-name="T9">erklähre die Schönheit des knowen Frames Arrays </text:span></text:p>
      <text:p text:style-name="P21" loext:marker-style-name="T2">//<text:span text:style-name="T9">erklähre die Umsetzung der Breitensuche durch die while schleife (Abruchbedingung erwähnen)</text:span></text:p>
      <text:p text:style-name="P21" loext:marker-style-name="T2">//<text:span text:style-name="T9">erklähre das rekusive finden der Anweisungsfolge</text:span></text:p>
      <text:h text:style-name="P10" text:outline-level="2"><text:bookmark-start text:name="__RefHeading___Toc3121_1286673537"/>Erweiterungen<text:bookmark-end text:name="__RefHeading___Toc3121_1286673537"/></text:h>
      <text:h text:style-name="P13" text:outline-level="3">Custom Start/End Positions</text:h>
      <text:p text:style-name="P24"><text:span text:style-name="T10">//Anpassung der Funding der möglichkeiten findung</text:span></text:p>
      <text:h text:style-name="P13" text:outline-level="3">Custom Pit Leads</text:h>
      <text:p text:style-name="P22"><text:span text:style-name="T11">//Datenschtrucktur die hierführ verwendeung findet</text:span></text:p>
      <text:p text:style-name="P24"><text:span text:style-name="T10">//Anpassung der Funding der möglichkeiten findung</text:span></text:p>
      <text:h text:style-name="P15" text:outline-level="3"><text:span text:style-name="T9">Plates</text:span></text:h>
      <text:p text:style-name="P22"><text:span text:style-name="T11">//Anpassung der Frame Klasse </text:span></text:p>
      <text:p text:style-name="P22"><text:span text:style-name="T11">- enthällt ihre eingene Kopie des Labyrinthes</text:span></text:p>
      <text:p text:style-name="P22"><text:span text:style-name="T11">- kontroliert ob sich an der was ändert wenn sie erstellt wird</text:span></text:p>
      <text:p text:style-name="P22"><text:span text:style-name="T11">//Anpassung der Datenstrucktur für kowenFrames (set)</text:span></text:p>
      <text:p text:style-name="P22"><text:span text:style-name="T11">- Equels</text:span></text:p>
      <text:p text:style-name="P22"><text:span text:style-name="T11">//Anppasungen an der Ausgabe die dadurch entstehen das das Ergebniss ein anderes Labyrinth haben kann als der Anfang</text:span></text:p>
      <text:list xml:id="list154660892827747" text:continue-numbering="true" text:style-name="WWNum1">
        <text:list-item>
          <text:h text:style-name="P8" text:outline-level="1" loext:marker-style-name="T2"><text:bookmark-start text:name="__RefHeading___Toc3125_1286673537"/><text:span text:style-name="T8">Laufzeitanalyse</text:span><text:bookmark-end text:name="__RefHeading___Toc3125_1286673537"/></text:h>
        </text:list-item>
      </text:list>
      <text:p text:style-name="P22" loext:marker-style-name="T2"/>
      <text:h text:style-name="P10" text:outline-level="2"><text:bookmark-start text:name="__RefHeading___Toc3131_1286673537"/>Erweiterungen<text:bookmark-end text:name="__RefHeading___Toc3131_1286673537"/></text:h>
      <text:h text:style-name="P13" text:outline-level="3"><text:bookmark-start text:name="__RefHeading___Toc3133_1286673537"/>Custom Start/End Positions<text:bookmark-end text:name="__RefHeading___Toc3133_1286673537"/></text:h>
      <text:h text:style-name="P13" text:outline-level="3"><text:span text:style-name="T11">Custom Pit Leads</text:span></text:h>
      <text:h text:style-name="P15" text:outline-level="3"><text:span text:style-name="T9">Plates</text:span></text:h>
      <text:p text:style-name="P22" loext:marker-style-name="T2"/>
      <text:list xml:id="list154660263194388" text:continue-numbering="true" text:style-name="WWNum1">
        <text:list-item>
          <text:h text:style-name="P8" text:outline-level="1" loext:marker-style-name="T2"><text:bookmark-start text:name="__RefHeading___Toc3135_1286673537"/><text:soft-page-break/><text:span text:style-name="T4">S</text:span><text:span text:style-name="T2">peicheranalyse</text:span><text:bookmark-end text:name="__RefHeading___Toc3135_1286673537"/></text:h>
          <text:list>
            <text:list-item>
              <text:h text:style-name="P9" text:outline-level="2"><text:bookmark-start text:name="__RefHeading___Toc3131_1286673537 Kopie 1"/>Erweiterungen<text:bookmark-end text:name="__RefHeading___Toc3131_1286673537 Kopie 1"/></text:h>
              <text:list>
                <text:list-item>
                  <text:h text:style-name="P14" text:outline-level="3"><text:bookmark-start text:name="__RefHeading___Toc3133_1286673537 Kopie 1"/>Custom Start/End Positions<text:bookmark-end text:name="__RefHeading___Toc3133_1286673537 Kopie 1"/></text:h>
                </text:list-item>
                <text:list-item>
                  <text:h text:style-name="P14" text:outline-level="3">Custom Pit Leads</text:h>
                </text:list-item>
                <text:list-item>
                  <text:h text:style-name="P16" text:outline-level="3"><text:span text:style-name="T9">Plates</text:span></text:h>
                </text:list-item>
              </text:list>
              <text:h text:style-name="P9" text:outline-level="2"><text:bookmark-start text:name="__RefHeading___Toc3141_1286673537"/><text:bookmark-end text:name="__RefHeading___Toc3141_1286673537"/></text:h>
              <text:list>
                <text:list-item>
                  <text:h text:style-name="P11" text:outline-level="3"><text:bookmark-start text:name="__RefHeading___Toc3143_1286673537"/><text:bookmark-end text:name="__RefHeading___Toc3143_1286673537"/></text:h>
                </text:list-item>
              </text:list>
            </text:list-item>
          </text:list>
        </text:list-item>
      </text:list>
      <text:p text:style-name="P22"/>
      <text:list xml:id="list154661297880050" text:continue-numbering="true" text:style-name="WWNum1">
        <text:list-item>
          <text:h text:style-name="P6" text:outline-level="1" loext:marker-style-name="T2"><text:bookmark-start text:name="__RefHeading___Toc626_3532468396"/><text:span text:style-name="T2">Beispiele</text:span><text:bookmark-end text:name="__RefHeading___Toc626_3532468396"/></text:h>
        </text:list-item>
      </text:list>
      <text:h text:style-name="P12" text:outline-level="3" loext:marker-style-name="T2"/>
      <text:list xml:id="list154659594754951" text:continue-numbering="true" text:style-name="WWNum1">
        <text:list-header>
          <text:h text:style-name="P8" text:outline-level="1" loext:marker-style-name="T2"><text:bookmark-start text:name="__RefHeading___Toc2776_622986207"/>Quellcode<text:bookmark-end text:name="__RefHeading___Toc2776_622986207"/></text:h>
        </text:list-header>
      </text:list>
      <text:h text:style-name="P12" text:outline-level="3" loext:marker-style-name="T2"><text:span text:style-name="Source_20_Text"><text:span text:style-name="T1"/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WWNum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5cm" fo:margin-left="0cm" fo:margin-right="0cm" fo:margin-bottom="0.894cm" style:dynamic-spacing="true"/>
      </style:header-style>
      <style:footer-style>
        <style:header-footer-properties fo:min-height="0.995cm" fo:margin-left="0cm" fo:margin-right="0cm" fo:margin-top="0.89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reference-ref text:reference-format="text" text:ref-name="Aufgabe">Aufgabe 2:Simultane Labyrinthe</text:reference-ref><text:tab/><text:reference-ref text:reference-format="text" text:ref-name="Name">Jonathan Salomo</text:reference-ref>: <text:reference-ref text:reference-format="text" text:ref-name="ID">73504</text:reference-ref><text:tab/><text:page-number text:select-page="current">5</text:page-number>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><text:tab/><text:page-number text:select-page="current">1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2T20:28:54.938000000</meta:creation-date>
    <meta:generator>LibreOffice/7.5.4.2$Windows_X86_64 LibreOffice_project/36ccfdc35048b057fd9854c757a8b67ec53977b6</meta:generator>
    <dc:date>2025-04-19T15:46:59.431000000</dc:date>
    <meta:editing-duration>PT1H19M51S</meta:editing-duration>
    <meta:editing-cycles>2</meta:editing-cycles>
    <meta:document-statistic meta:table-count="0" meta:image-count="0" meta:object-count="0" meta:page-count="5" meta:paragraph-count="72" meta:word-count="342" meta:character-count="2435" meta:non-whitespace-character-count="2157"/>
  </office:meta>
</office:document-meta>
</file>